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3d1" officeooo:paragraph-rsid="000143d1"/>
    </style:style>
    <style:style style:name="P2" style:family="paragraph" style:parent-style-name="Standard">
      <style:text-properties officeooo:rsid="00027f9c" officeooo:paragraph-rsid="00027f9c"/>
    </style:style>
    <style:style style:name="P3" style:family="paragraph" style:parent-style-name="Standard">
      <style:text-properties officeooo:rsid="0002a0bf" officeooo:paragraph-rsid="0002a0bf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officeooo:rsid="0004551e" officeooo:paragraph-rsid="0004551e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officeooo:rsid="00062a21" officeooo:paragraph-rsid="00062a21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officeooo:rsid="0008006e" officeooo:paragraph-rsid="0008006e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officeooo:rsid="00087aaf" officeooo:paragraph-rsid="00087aaf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officeooo:rsid="000a75c2" officeooo:paragraph-rsid="000a75c2"/>
    </style:style>
    <style:style style:name="P9" style:family="paragraph" style:parent-style-name="Standard">
      <style:text-properties style:text-underline-style="solid" style:text-underline-width="auto" style:text-underline-color="font-color" officeooo:rsid="000a75c2" officeooo:paragraph-rsid="000a75c2"/>
    </style:style>
    <style:style style:name="P10" style:family="paragraph" style:parent-style-name="Standard">
      <style:text-properties style:text-underline-style="solid" style:text-underline-width="auto" style:text-underline-color="font-color" officeooo:rsid="000acf70" officeooo:paragraph-rsid="000acf70"/>
    </style:style>
    <style:style style:name="P11" style:family="paragraph" style:parent-style-name="Standard">
      <style:text-properties style:text-underline-style="solid" style:text-underline-width="auto" style:text-underline-color="font-color" officeooo:rsid="000c9c8e" officeooo:paragraph-rsid="000c9c8e"/>
    </style:style>
    <style:style style:name="P12" style:family="paragraph" style:parent-style-name="Standard">
      <style:text-properties style:text-underline-style="solid" style:text-underline-width="auto" style:text-underline-color="font-color" officeooo:rsid="000eaf88" officeooo:paragraph-rsid="000eaf88"/>
    </style:style>
    <style:style style:name="P13" style:family="paragraph" style:parent-style-name="Standard">
      <style:text-properties style:text-underline-style="solid" style:text-underline-width="auto" style:text-underline-color="font-color" officeooo:rsid="00102d0f" officeooo:paragraph-rsid="00102d0f"/>
    </style:style>
    <style:style style:name="P14" style:family="paragraph" style:parent-style-name="Standard">
      <style:text-properties style:text-underline-style="solid" style:text-underline-width="auto" style:text-underline-color="font-color" officeooo:rsid="00117049" officeooo:paragraph-rsid="00117049"/>
    </style:style>
    <style:style style:name="P15" style:family="paragraph" style:parent-style-name="Standard">
      <style:text-properties style:text-underline-style="solid" style:text-underline-width="auto" style:text-underline-color="font-color" officeooo:rsid="001354c0" officeooo:paragraph-rsid="001354c0"/>
    </style:style>
    <style:style style:name="P16" style:family="paragraph" style:parent-style-name="Standard">
      <style:text-properties style:text-underline-style="solid" style:text-underline-width="auto" style:text-underline-color="font-color" officeooo:rsid="001511a9" officeooo:paragraph-rsid="001511a9"/>
    </style:style>
    <style:style style:name="P17" style:family="paragraph" style:parent-style-name="Standard">
      <style:text-properties style:text-underline-style="solid" style:text-underline-width="auto" style:text-underline-color="font-color" officeooo:rsid="00168d5d" officeooo:paragraph-rsid="00168d5d"/>
    </style:style>
    <style:style style:name="P18" style:family="paragraph" style:parent-style-name="Standard" style:list-style-name="L1">
      <style:text-properties style:text-underline-style="none" officeooo:rsid="00062a21" officeooo:paragraph-rsid="00062a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7aaf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e0212" style:font-weight-asian="normal" style:font-weight-complex="normal"/>
    </style:style>
    <style:style style:name="T6" style:family="text">
      <style:text-properties style:text-underline-style="none" fo:font-weight="normal" officeooo:rsid="000eaec0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0e021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sileiro nato que perca sua nacionalidade pela <text:span text:style-name="T1">aquisição voluntária</text:span><text:span text:style-name="T2"> de outra nacionalidade estará sujeito à extradição.</text:span></text:p>
      <text:p text:style-name="P1"><text:span text:style-name="T2"/></text:p>
      <text:p text:style-name="P2"><text:span text:style-name="T2">Mesmo que o Poder Executivo conceda </text:span><text:span text:style-name="T1">asilo político</text:span><text:span text:style-name="T2">, o </text:span><text:span text:style-name="T1">STF não</text:span><text:span text:style-name="T2"> está vinculado a esse juízo, logo o STF </text:span><text:span text:style-name="T1">pode</text:span><text:span text:style-name="T2"> autorizar a extradição.</text:span></text:p>
      <text:p text:style-name="P2"><text:span text:style-name="T2"/></text:p>
      <text:p text:style-name="P3"><text:span text:style-name="T2">3 etapas da </text:span><text:span text:style-name="T1">extradição</text:span><text:span text:style-name="T2">:</text:span></text:p>
      <text:list xml:id="list95215689" text:style-name="L1">
        <text:list-item>
          <text:p text:style-name="P4"><text:span text:style-name="T3">1ª </text:span><text:span text:style-name="T2">etapa administrativa</text:span><text:span text:style-name="T4">:</text:span></text:p>
          <text:list>
            <text:list-item>
              <text:p text:style-name="P4"><text:span text:style-name="T4">Estado requerente solicita extradição ao PR;</text:span></text:p>
            </text:list-item>
            <text:list-item>
              <text:p text:style-name="P4"><text:span text:style-name="T4">pleito deve fundamentar-se em </text:span><text:span text:style-name="T7">tratado bilateral</text:span><text:span text:style-name="T4"> ou, não existindo, </text:span><text:span text:style-name="T7">promessa de reciprocidade</text:span><text:span text:style-name="T4"> → sem esses requisitos, </text:span><text:span text:style-name="T7">não</text:span><text:span text:style-name="T4"> será concedida extradição;</text:span></text:p>
            </text:list-item>
            <text:list-item>
              <text:p text:style-name="P18"><text:span text:style-name="T2">se PR recusar → </text:span><text:span text:style-name="T9">recusa primária</text:span><text:span text:style-name="T2">;</text:span></text:p>
            </text:list-item>
            <text:list-item>
              <text:p text:style-name="P18"><text:span text:style-name="T2">se PR aceitar → </text:span><text:span text:style-name="T9">encaminhamento ao STF</text:span><text:span text:style-name="T2"> (p/ análise da legalidade e procedência);</text:span></text:p>
            </text:list-item>
          </text:list>
        </text:list-item>
        <text:list-item>
          <text:p text:style-name="P5"><text:span text:style-name="T2">etapa jurídica</text:span><text:span text:style-name="T4">:</text:span></text:p>
          <text:list>
            <text:list-item>
              <text:p text:style-name="P5"><text:span text:style-name="T4">mesmo que extraditando aceite retornar ao seu país, isso </text:span><text:span text:style-name="T7">não</text:span><text:span text:style-name="T4"> impede que o STF analise o caso;</text:span></text:p>
            </text:list-item>
            <text:list-item>
              <text:p text:style-name="P5"><text:span text:style-name="T4">deve existir um </text:span><text:span text:style-name="T7">processo penal</text:span><text:span text:style-name="T4"> (extradição é possível tanto após a condenação quanto durante o processo);</text:span></text:p>
            </text:list-item>
            <text:list-item>
              <text:p text:style-name="P6"><text:span text:style-name="T4">deve existir </text:span><text:span text:style-name="T7">dupla tipicidade</text:span><text:span text:style-name="T4"> (crime tanto no Brasil quanto no Estado requerente);</text:span></text:p>
            </text:list-item>
            <text:list-item>
              <text:p text:style-name="P7"><text:span text:style-name="T4">STF verifica se direitos humanos serão respeitados:</text:span></text:p>
              <text:list>
                <text:list-item>
                  <text:p text:style-name="P7"><text:span text:style-name="T4">pena de morte não se admite, exceto no caso de guerra;</text:span></text:p>
                </text:list-item>
                <text:list-item>
                  <text:p text:style-name="P7"><text:span text:style-name="T4">deve seguir o princípio do juíz natural;</text:span></text:p>
                </text:list-item>
                <text:list-item>
                  <text:p text:style-name="P7"><text:span text:style-name="T4">pena de caráter perpétuo deve ser comutada em prisão de até 30 anos;</text:span></text:p>
                </text:list-item>
              </text:list>
            </text:list-item>
          </text:list>
        </text:list-item>
        <text:list-item>
          <text:p text:style-name="P7"><text:span text:style-name="T2">2ª etapa administrativa</text:span><text:span text:style-name="T4">:</text:span></text:p>
          <text:list>
            <text:list-item>
              <text:p text:style-name="P8"><text:span text:style-name="T4">se STF negar extradição → decisão vincula o PR;</text:span></text:p>
            </text:list-item>
            <text:list-item>
              <text:p text:style-name="P8"><text:span text:style-name="T4">se STF autorizar extradição → PR pode decidir por extraditar ou não.</text:span></text:p>
            </text:list-item>
          </text:list>
        </text:list-item>
      </text:list>
      <text:p text:style-name="P9"><text:span text:style-name="T4"/></text:p>
      <text:p text:style-name="P10"><text:span text:style-name="T4">O princípio da </text:span><text:span text:style-name="T7">proporcionalidade</text:span><text:span text:style-name="T4"> tem sua sede </text:span><text:span text:style-name="T7">material</text:span><text:span text:style-name="T4"> no </text:span><text:span text:style-name="T7">princípio do devido processo legal</text:span><text:span text:style-name="T4">.</text:span></text:p>
      <text:p text:style-name="P10"><text:span text:style-name="T4"/></text:p>
      <text:p text:style-name="P11"><text:span text:style-name="T4">O contraditório e a ampla defesa </text:span><text:span text:style-name="T7">não</text:span><text:span text:style-name="T4"> se aplicam na fase do </text:span><text:span text:style-name="T7">inquérito policial ou civil</text:span><text:span text:style-name="T4">, </text:span><text:span text:style-name="T5">nem na </text:span><text:span text:style-name="T8">sindicância</text:span><text:span text:style-name="T5">, </text:span><text:span text:style-name="T6">exceto, neste caso, se dela resultar aplicação de pena (advertência).</text:span></text:p>
      <text:p text:style-name="P11"><text:span text:style-name="T6"/></text:p>
      <text:p text:style-name="P12"><text:span text:style-name="T6">S</text:span><text:span text:style-name="T4">TF, SV 28: é </text:span><text:span text:style-name="T7">inconstitucional</text:span><text:span text:style-name="T4"> a exigência de depósito prévio como requisito de admissibilidade de ação judicial na qual se pretenda discutir a exigibilidade do crédito tributário.</text:span></text:p>
      <text:p text:style-name="P12"><text:span text:style-name="T4"/></text:p>
      <text:p text:style-name="P13"><text:span text:style-name="T4">STF: são </text:span><text:span text:style-name="T7">ilícitas</text:span><text:span text:style-name="T4"> as provas obtidas mediante gravação de conversa informal do indiciado com policiais, por constituir-se tal prática em </text:span><text:span text:style-name="T7">interrogatório sub-reptício</text:span><text:span text:style-name="T4">, realizado sem as formalidades legais do interrogatório no inquérito policial e sem que o indiciado seja advertido do seu direito ao silêncio.</text:span></text:p>
      <text:p text:style-name="P13"><text:span text:style-name="T4"/></text:p>
      <text:p text:style-name="P14"><text:span text:style-name="T4">STF: é </text:span><text:span text:style-name="T7">lícita</text:span><text:span text:style-name="T4"> a prova obtida por gravação de conversa telefônica feita por um dos interlocutores, sem conhecimento do outro, quando </text:span><text:span text:style-name="T7">ausente cláusula legal de sigilo ou de reserva da conversação</text:span><text:span text:style-name="T4">.</text:span></text:p>
      <text:p text:style-name="P14"><text:span text:style-name="T4"/></text:p>
      <text:p text:style-name="P15"><text:span text:style-name="T4">STF: é </text:span><text:span text:style-name="T7">lícita</text:span><text:span text:style-name="T4"> a prova consistente em gravação ambiental realizada por um dos interlocutores sem o conhecimento do outro.</text:span></text:p>
      <text:p text:style-name="P15"><text:span text:style-name="T4"/></text:p>
      <text:p text:style-name="P16"><text:span text:style-name="T4">É </text:span><text:span text:style-name="T7">cabível</text:span><text:span text:style-name="T4"> </text:span><text:span text:style-name="T11">HC mesmo quando a ofensa ao direito de locomoção é </text:span><text:span text:style-name="T12">indireta</text:span><text:span text:style-name="T11"> (ex.: quebra de sigilo bancário que pode levar à prisão em processo criminal).</text:span></text:p>
      <text:p text:style-name="P16"><text:span text:style-name="T11"/></text:p>
      <text:p text:style-name="P17"><text:span text:style-name="T11">HC pode ser concedido </text:span><text:span text:style-name="T12">de ofício pelo Juiz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6T17:55:15.900000000</dc:date>
    <meta:editing-duration>PT1H10M49S</meta:editing-duration>
    <meta:editing-cycles>18</meta:editing-cycles>
    <meta:document-statistic meta:table-count="0" meta:image-count="0" meta:object-count="0" meta:page-count="1" meta:paragraph-count="27" meta:word-count="414" meta:character-count="2523" meta:non-whitespace-character-count="2152"/>
  </office:meta>
</office:document-meta>
</file>